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0.5in"/>
    </style:style>
    <style:style style:name="Table1.C" style:family="table-column">
      <style:table-column-properties style:column-width="0.75in"/>
    </style:style>
    <style:style style:name="Table1.D" style:family="table-column">
      <style:table-column-properties style:column-width="4.98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625in"/>
    </style:style>
    <style:style style:name="Table2.C" style:family="table-column">
      <style:table-column-properties style:column-width="0.6875in"/>
    </style:style>
    <style:style style:name="Table2.D" style:family="table-column">
      <style:table-column-properties style:column-width="4.5521in"/>
    </style:style>
    <style:style style:name="Table2.A1" style:family="table-cell">
      <style:table-cell-properties fo:padding="0in" fo:border="none" style:writing-mode="page"/>
    </style:style>
    <style:style style:name="Table2.6" style:family="table-row">
      <style:table-row-properties style:min-row-height="0.2292in"/>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2.4632in"/>
    </style:style>
    <style:style style:name="Table3.C" style:family="table-column">
      <style:table-column-properties style:column-width="0.5528in"/>
    </style:style>
    <style:style style:name="Table3.D" style:family="table-column">
      <style:table-column-properties style:column-width="3.6611in"/>
    </style:style>
    <style:style style:name="Table3.A1" style:family="table-cell">
      <style:table-cell-properties fo:padding="0in" fo:border="none" style:writing-mode="page"/>
    </style:style>
    <style:style style:name="P1" style:family="paragraph" style:parent-style-name="Preformatted_20_Text">
      <style:text-properties officeooo:rsid="000a9844" officeooo:paragraph-rsid="000c51bb"/>
    </style:style>
    <style:style style:name="P2" style:family="paragraph" style:parent-style-name="Preformatted_20_Text">
      <style:text-properties officeooo:rsid="0010efac" officeooo:paragraph-rsid="000c51bb"/>
    </style:style>
    <style:style style:name="P3" style:family="paragraph" style:parent-style-name="Preformatted_20_Text">
      <style:text-properties officeooo:paragraph-rsid="000c51bb"/>
    </style:style>
    <style:style style:name="P4" style:family="paragraph" style:parent-style-name="Preformatted_20_Text">
      <style:text-properties officeooo:rsid="000c51bb" officeooo:paragraph-rsid="000c51bb"/>
    </style:style>
    <style:style style:name="P5" style:family="paragraph" style:parent-style-name="Standard">
      <style:text-properties style:font-name="Liberation Mono" fo:font-size="10pt" style:font-size-asian="10pt" style:font-size-complex="10pt"/>
    </style:style>
    <style:style style:name="P6" style:family="paragraph" style:parent-style-name="Heading">
      <style:text-properties officeooo:rsid="00179e73" officeooo:paragraph-rsid="00179e73"/>
    </style:style>
    <style:style style:name="P7" style:family="paragraph" style:parent-style-name="Heading">
      <style:text-properties officeooo:paragraph-rsid="00181c13"/>
    </style:style>
    <style:style style:name="P8" style:family="paragraph" style:parent-style-name="Heading_20_1">
      <style:text-properties officeooo:rsid="000aae57" officeooo:paragraph-rsid="000aae57"/>
    </style:style>
    <style:style style:name="P9" style:family="paragraph" style:parent-style-name="Heading_20_1">
      <style:text-properties officeooo:rsid="001119e2" officeooo:paragraph-rsid="001119e2"/>
    </style:style>
    <style:style style:name="P10" style:family="paragraph" style:parent-style-name="Heading_20_1">
      <style:text-properties officeooo:rsid="00130634" officeooo:paragraph-rsid="00130634"/>
    </style:style>
    <style:style style:name="P11" style:family="paragraph" style:parent-style-name="Heading_20_1">
      <style:text-properties officeooo:rsid="00271ff4" officeooo:paragraph-rsid="00271ff4"/>
    </style:style>
    <style:style style:name="P12" style:family="paragraph" style:parent-style-name="Heading_20_2">
      <style:text-properties officeooo:rsid="001c9e59" officeooo:paragraph-rsid="001c9e59"/>
    </style:style>
    <style:style style:name="P13" style:family="paragraph" style:parent-style-name="Heading_20_2">
      <style:text-properties officeooo:rsid="002632ee" officeooo:paragraph-rsid="002632ee"/>
    </style:style>
    <style:style style:name="P14" style:family="paragraph" style:parent-style-name="Preformatted_20_Text">
      <style:paragraph-properties fo:text-align="start" style:justify-single-word="false"/>
      <style:text-properties officeooo:rsid="000c51bb" officeooo:paragraph-rsid="000c51bb"/>
    </style:style>
    <style:style style:name="P15" style:family="paragraph" style:parent-style-name="Preformatted_20_Text">
      <style:text-properties officeooo:rsid="000a9844" officeooo:paragraph-rsid="000c51bb"/>
    </style:style>
    <style:style style:name="P16" style:family="paragraph" style:parent-style-name="Preformatted_20_Text">
      <style:text-properties officeooo:rsid="001ba2e4" officeooo:paragraph-rsid="001ba2e4"/>
    </style:style>
    <style:style style:name="P17" style:family="paragraph" style:parent-style-name="Preformatted_20_Text">
      <style:text-properties officeooo:paragraph-rsid="001ba2e4"/>
    </style:style>
    <style:style style:name="P18" style:family="paragraph" style:parent-style-name="Preformatted_20_Text">
      <style:text-properties officeooo:rsid="001d9dc4" officeooo:paragraph-rsid="001d9dc4"/>
    </style:style>
    <style:style style:name="P19" style:family="paragraph" style:parent-style-name="Preformatted_20_Text">
      <style:text-properties officeooo:rsid="0022583e" officeooo:paragraph-rsid="0022583e"/>
    </style:style>
    <style:style style:name="P20" style:family="paragraph" style:parent-style-name="Preformatted_20_Text">
      <style:text-properties officeooo:paragraph-rsid="0022583e"/>
    </style:style>
    <style:style style:name="P21" style:family="paragraph" style:parent-style-name="Preformatted_20_Text">
      <style:text-properties officeooo:rsid="002770c6" officeooo:paragraph-rsid="002770c6"/>
    </style:style>
    <style:style style:name="P22" style:family="paragraph" style:parent-style-name="Preformatted_20_Text">
      <style:text-properties officeooo:paragraph-rsid="002770c6"/>
    </style:style>
    <style:style style:name="P23" style:family="paragraph" style:parent-style-name="Preformatted_20_Text">
      <style:text-properties officeooo:paragraph-rsid="00282b15"/>
    </style:style>
    <style:style style:name="P24" style:family="paragraph" style:parent-style-name="Preformatted_20_Text">
      <style:text-properties officeooo:paragraph-rsid="002e5ebe"/>
    </style:style>
    <style:style style:name="P25" style:family="paragraph" style:parent-style-name="Standard">
      <style:text-properties officeooo:paragraph-rsid="001119e2"/>
    </style:style>
    <style:style style:name="P26" style:family="paragraph" style:parent-style-name="Standard">
      <style:text-properties style:font-name="Liberation Mono" fo:font-size="10pt" style:font-size-asian="10pt" style:font-size-complex="10pt"/>
    </style:style>
    <style:style style:name="P27" style:family="paragraph" style:parent-style-name="Standard">
      <style:text-properties style:font-name="Liberation Mono" fo:font-size="10pt" officeooo:rsid="00179e73" officeooo:paragraph-rsid="00179e73" style:font-size-asian="10pt" style:font-size-complex="10pt"/>
    </style:style>
    <style:style style:name="P28" style:family="paragraph" style:parent-style-name="Standard">
      <style:text-properties officeooo:paragraph-rsid="00179e73"/>
    </style:style>
    <style:style style:name="P29" style:family="paragraph" style:parent-style-name="Standard">
      <style:text-properties officeooo:rsid="00179e73" officeooo:paragraph-rsid="00179e73"/>
    </style:style>
    <style:style style:name="P30" style:family="paragraph" style:parent-style-name="Standard">
      <style:text-properties officeooo:rsid="002a3718"/>
    </style:style>
    <style:style style:name="P31" style:family="paragraph" style:parent-style-name="Standard">
      <style:text-properties officeooo:rsid="002a3718" officeooo:paragraph-rsid="002a3718"/>
    </style:style>
    <style:style style:name="P32" style:family="paragraph" style:parent-style-name="Standard">
      <style:text-properties officeooo:rsid="002a3718" officeooo:paragraph-rsid="002c9ec5"/>
    </style:style>
    <style:style style:name="P33" style:family="paragraph" style:parent-style-name="Standard">
      <style:text-properties officeooo:rsid="002c0a86" officeooo:paragraph-rsid="002c0a86"/>
    </style:style>
    <style:style style:name="P34" style:family="paragraph" style:parent-style-name="Standard">
      <style:text-properties officeooo:paragraph-rsid="002c9ec5"/>
    </style:style>
    <style:style style:name="P35" style:family="paragraph" style:parent-style-name="Standard">
      <style:text-properties officeooo:rsid="002e5ebe" officeooo:paragraph-rsid="002e5ebe"/>
    </style:style>
    <style:style style:name="P36" style:family="paragraph" style:parent-style-name="Standard">
      <loext:graphic-properties draw:fill="solid" draw:fill-color="#ffffff"/>
      <style:paragraph-properties fo:background-color="#ffffff" fo:padding="0in" fo:border="none"/>
    </style:style>
    <style:style style:name="P37" style:family="paragraph" style:parent-style-name="Standard">
      <loext:graphic-properties draw:fill="solid" draw:fill-color="#ffffff"/>
      <style:paragraph-properties fo:background-color="#ffffff" fo:padding="0in" fo:border="none"/>
      <style:text-properties officeooo:paragraph-rsid="0028df96"/>
    </style:style>
    <style:style style:name="P38" style:family="paragraph" style:parent-style-name="Standard">
      <loext:graphic-properties draw:fill="solid" draw:fill-color="#ffffff"/>
      <style:paragraph-properties fo:text-align="center" style:justify-single-word="false" fo:background-color="#ffffff" fo:padding="0in" fo:border="none"/>
      <style:text-properties officeooo:rsid="0028df96" officeooo:paragraph-rsid="0028df96"/>
    </style:style>
    <style:style style:name="P39" style:family="paragraph" style:parent-style-name="Standard">
      <loext:graphic-properties draw:fill="solid" draw:fill-color="#ffffff"/>
      <style:paragraph-properties fo:background-color="#ffffff" fo:padding="0in" fo:border="none"/>
      <style:text-properties officeooo:rsid="0028df96" officeooo:paragraph-rsid="003191d8"/>
    </style:style>
    <style:style style:name="P40" style:family="paragraph" style:parent-style-name="Standard">
      <loext:graphic-properties draw:fill="solid" draw:fill-color="#ffffff"/>
      <style:paragraph-properties fo:background-color="#ffffff" fo:padding="0in" fo:border="none"/>
      <style:text-properties officeooo:paragraph-rsid="002ba7cd"/>
    </style:style>
    <style:style style:name="P41" style:family="paragraph" style:parent-style-name="Standard">
      <loext:graphic-properties draw:fill="solid" draw:fill-color="#ffffff"/>
      <style:paragraph-properties fo:text-align="center" style:justify-single-word="false" fo:background-color="#ffffff" fo:padding="0in" fo:border="none"/>
      <style:text-properties officeooo:rsid="002ba7cd" officeooo:paragraph-rsid="002ba7cd"/>
    </style:style>
    <style:style style:name="P42" style:family="paragraph" style:parent-style-name="Standard">
      <loext:graphic-properties draw:fill="solid" draw:fill-color="#ffffff"/>
      <style:paragraph-properties fo:background-color="#ffffff" fo:padding="0in" fo:border="none"/>
      <style:text-properties style:font-name="Liberation Mono" fo:font-size="10pt" officeooo:paragraph-rsid="002ba7cd" style:font-size-asian="10pt" style:font-size-complex="10pt"/>
    </style:style>
    <style:style style:name="P43" style:family="paragraph" style:parent-style-name="Standard">
      <loext:graphic-properties draw:fill="solid" draw:fill-color="#ffffff"/>
      <style:paragraph-properties fo:text-align="center" style:justify-single-word="false" fo:background-color="#ffffff" fo:padding="0in" fo:border="none"/>
      <style:text-properties officeooo:rsid="002e5ebe" officeooo:paragraph-rsid="002e5ebe"/>
    </style:style>
    <style:style style:name="P44" style:family="paragraph" style:parent-style-name="Standard">
      <loext:graphic-properties draw:fill="solid" draw:fill-color="#ffffff"/>
      <style:paragraph-properties fo:background-color="#ffffff" fo:padding="0in" fo:border="none"/>
      <style:text-properties officeooo:paragraph-rsid="002e5ebe"/>
    </style:style>
    <style:style style:name="P45" style:family="paragraph" style:parent-style-name="Table_20_Contents">
      <style:paragraph-properties fo:text-align="center" style:justify-single-word="false"/>
      <style:text-properties officeooo:rsid="00130634" officeooo:paragraph-rsid="00130634"/>
    </style:style>
    <style:style style:name="P46" style:family="paragraph" style:parent-style-name="Table_20_Contents">
      <style:text-properties officeooo:rsid="001484a3" officeooo:paragraph-rsid="001484a3"/>
    </style:style>
    <style:style style:name="P47" style:family="paragraph" style:parent-style-name="Table_20_Contents">
      <style:paragraph-properties fo:text-align="center" style:justify-single-word="false"/>
      <style:text-properties officeooo:rsid="001484a3" officeooo:paragraph-rsid="001484a3"/>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start" style:justify-single-word="false"/>
      <style:text-properties officeooo:paragraph-rsid="001484a3"/>
    </style:style>
    <style:style style:name="P50" style:family="paragraph" style:parent-style-name="Table_20_Contents">
      <style:text-properties officeooo:paragraph-rsid="001484a3"/>
    </style:style>
    <style:style style:name="P51" style:family="paragraph" style:parent-style-name="Table_20_Contents">
      <style:paragraph-properties fo:text-align="center" style:justify-single-word="false"/>
      <style:text-properties fo:font-weight="bold" officeooo:rsid="00130634" officeooo:paragraph-rsid="00130634" style:font-weight-asian="bold" style:font-weight-complex="bold"/>
    </style:style>
    <style:style style:name="P52" style:family="paragraph" style:parent-style-name="Table_20_Contents">
      <style:paragraph-properties fo:text-align="center" style:justify-single-word="false"/>
      <style:text-properties fo:font-weight="bold" officeooo:rsid="001484a3" officeooo:paragraph-rsid="001484a3" style:font-weight-asian="bold" style:font-weight-complex="bold"/>
    </style:style>
    <style:style style:name="P53" style:family="paragraph" style:parent-style-name="Table_20_Contents">
      <style:paragraph-properties fo:text-align="center" style:justify-single-word="false"/>
      <style:text-properties fo:font-weight="bold" officeooo:rsid="002ba7cd" officeooo:paragraph-rsid="002ba7cd" style:font-weight-asian="bold" style:font-weight-complex="bold"/>
    </style:style>
    <style:style style:name="P54" style:family="paragraph" style:parent-style-name="Table_20_Contents">
      <style:paragraph-properties fo:text-align="center" style:justify-single-word="false"/>
      <style:text-properties fo:font-weight="bold" officeooo:rsid="0028df96" officeooo:paragraph-rsid="0028df96" style:font-weight-asian="bold" style:font-weight-complex="bold"/>
    </style:style>
    <style:style style:name="P55" style:family="paragraph" style:parent-style-name="Table_20_Contents">
      <style:text-properties officeooo:rsid="00181c13" officeooo:paragraph-rsid="00181c13"/>
    </style:style>
    <style:style style:name="P56" style:family="paragraph" style:parent-style-name="Table_20_Contents">
      <style:paragraph-properties fo:text-align="center" style:justify-single-word="false"/>
      <style:text-properties officeooo:rsid="00181c13" officeooo:paragraph-rsid="00181c13"/>
    </style:style>
    <style:style style:name="P57" style:family="paragraph" style:parent-style-name="Table_20_Contents">
      <style:text-properties officeooo:rsid="001933a0" officeooo:paragraph-rsid="001933a0"/>
    </style:style>
    <style:style style:name="P58" style:family="paragraph" style:parent-style-name="Table_20_Contents">
      <style:text-properties officeooo:rsid="001af3e5" officeooo:paragraph-rsid="001af3e5"/>
    </style:style>
    <style:style style:name="P59" style:family="paragraph" style:parent-style-name="Table_20_Contents">
      <style:paragraph-properties fo:text-align="center" style:justify-single-word="false"/>
      <style:text-properties officeooo:rsid="0028df96" officeooo:paragraph-rsid="0028df96"/>
    </style:style>
    <style:style style:name="P60" style:family="paragraph" style:parent-style-name="Table_20_Contents">
      <style:paragraph-properties fo:text-align="center" style:justify-single-word="false"/>
      <style:text-properties officeooo:rsid="002ba7cd" officeooo:paragraph-rsid="002ba7cd"/>
    </style:style>
    <style:style style:name="P61" style:family="paragraph" style:parent-style-name="Table_20_Contents">
      <style:paragraph-properties fo:text-align="center" style:justify-single-word="false"/>
      <style:text-properties officeooo:rsid="002e5ebe" officeooo:paragraph-rsid="002e5ebe"/>
    </style:style>
    <style:style style:name="P62" style:family="paragraph" style:parent-style-name="Text_20_body">
      <style:text-properties officeooo:rsid="000aae57" officeooo:paragraph-rsid="000aae57"/>
    </style:style>
    <style:style style:name="P63" style:family="paragraph" style:parent-style-name="Text_20_body">
      <style:text-properties officeooo:paragraph-rsid="00100b6d"/>
    </style:style>
    <style:style style:name="P64" style:family="paragraph" style:parent-style-name="Text_20_body">
      <style:text-properties officeooo:rsid="00130634" officeooo:paragraph-rsid="00130634"/>
    </style:style>
    <style:style style:name="P65" style:family="paragraph" style:parent-style-name="Text_20_body">
      <style:text-properties officeooo:rsid="00179e73" officeooo:paragraph-rsid="00179e73"/>
    </style:style>
    <style:style style:name="P66" style:family="paragraph" style:parent-style-name="Text_20_body">
      <style:text-properties officeooo:rsid="00179e73" officeooo:paragraph-rsid="00181c13"/>
    </style:style>
    <style:style style:name="P67" style:family="paragraph" style:parent-style-name="Text_20_body">
      <style:text-properties officeooo:paragraph-rsid="00179e73"/>
    </style:style>
    <style:style style:name="P68" style:family="paragraph" style:parent-style-name="Text_20_body">
      <style:text-properties officeooo:rsid="00181c13" officeooo:paragraph-rsid="00181c13"/>
    </style:style>
    <style:style style:name="P69" style:family="paragraph" style:parent-style-name="Text_20_body">
      <style:text-properties fo:font-style="italic" fo:font-weight="bold" officeooo:rsid="001af3e5" officeooo:paragraph-rsid="001af3e5" style:font-style-asian="italic" style:font-weight-asian="bold" style:font-style-complex="italic" style:font-weight-complex="bold"/>
    </style:style>
    <style:style style:name="P70" style:family="paragraph" style:parent-style-name="Text_20_body">
      <style:text-properties officeooo:paragraph-rsid="001af3e5"/>
    </style:style>
    <style:style style:name="P71" style:family="paragraph" style:parent-style-name="Text_20_body">
      <style:text-properties officeooo:rsid="001ba2e4" officeooo:paragraph-rsid="001ba2e4"/>
    </style:style>
    <style:style style:name="P72" style:family="paragraph" style:parent-style-name="Text_20_body">
      <style:text-properties officeooo:paragraph-rsid="001c9e59"/>
    </style:style>
    <style:style style:name="P73" style:family="paragraph" style:parent-style-name="Text_20_body">
      <style:text-properties officeooo:rsid="001d9dc4" officeooo:paragraph-rsid="001d9dc4"/>
    </style:style>
    <style:style style:name="P74" style:family="paragraph" style:parent-style-name="Text_20_body">
      <style:text-properties officeooo:paragraph-rsid="001d9dc4"/>
    </style:style>
    <style:style style:name="P75" style:family="paragraph" style:parent-style-name="Text_20_body">
      <style:text-properties officeooo:rsid="002103ca" officeooo:paragraph-rsid="002103ca"/>
    </style:style>
    <style:style style:name="P76" style:family="paragraph" style:parent-style-name="Text_20_body">
      <style:text-properties officeooo:rsid="0022583e" officeooo:paragraph-rsid="0022583e"/>
    </style:style>
    <style:style style:name="P77" style:family="paragraph" style:parent-style-name="Text_20_body">
      <style:text-properties officeooo:rsid="002632ee" officeooo:paragraph-rsid="002632ee"/>
    </style:style>
    <style:style style:name="P78" style:family="paragraph" style:parent-style-name="Text_20_body">
      <style:text-properties officeooo:rsid="00271ff4" officeooo:paragraph-rsid="00271ff4"/>
    </style:style>
    <style:style style:name="P79" style:family="paragraph" style:parent-style-name="Text_20_body">
      <style:text-properties officeooo:rsid="002a3718" officeooo:paragraph-rsid="002a3718"/>
    </style:style>
    <style:style style:name="P80" style:family="paragraph" style:parent-style-name="Text_20_body">
      <style:text-properties officeooo:rsid="002ba7cd" officeooo:paragraph-rsid="002ba7cd"/>
    </style:style>
    <style:style style:name="P81" style:family="paragraph" style:parent-style-name="Text_20_body" style:list-style-name="L1">
      <style:text-properties officeooo:rsid="002c0a86" officeooo:paragraph-rsid="002c0a86"/>
    </style:style>
    <style:style style:name="P82" style:family="paragraph" style:parent-style-name="Text_20_body">
      <style:text-properties officeooo:rsid="002c9ec5" officeooo:paragraph-rsid="002c9ec5"/>
    </style:style>
    <style:style style:name="P83" style:family="paragraph" style:parent-style-name="Text_20_body">
      <style:text-properties officeooo:paragraph-rsid="002c9ec5"/>
    </style:style>
    <style:style style:name="P84" style:family="paragraph" style:parent-style-name="Text_20_body">
      <style:text-properties officeooo:rsid="002e5ebe" officeooo:paragraph-rsid="002e5ebe"/>
    </style:style>
    <style:style style:name="P85" style:family="paragraph" style:parent-style-name="Text_20_body">
      <style:text-properties officeooo:paragraph-rsid="002e5ebe"/>
    </style:style>
    <style:style style:name="P86" style:family="paragraph" style:list-style-name="L1">
      <style:text-properties officeooo:paragraph-rsid="002c0a86"/>
    </style:style>
    <style:style style:name="T1" style:family="text">
      <style:text-properties officeooo:rsid="000c51bb"/>
    </style:style>
    <style:style style:name="T2" style:family="text">
      <style:text-properties officeooo:rsid="00169c8a"/>
    </style:style>
    <style:style style:name="T3" style:family="text">
      <style:text-properties officeooo:rsid="000a9844"/>
    </style:style>
    <style:style style:name="T4" style:family="text">
      <style:text-properties style:font-name="Liberation Mono" fo:font-size="10pt" officeooo:rsid="000c51bb" style:font-name-asian="DejaVu Sans Mono" style:font-size-asian="10pt" style:font-name-complex="Liberation Mono" style:font-size-complex="10pt"/>
    </style:style>
    <style:style style:name="T5" style:family="text">
      <style:text-properties style:font-name="Liberation Mono" fo:font-size="10pt" officeooo:rsid="001d9dc4" style:font-name-asian="DejaVu Sans Mono" style:font-size-asian="10pt" style:font-name-complex="Liberation Mono" style:font-size-complex="10pt"/>
    </style:style>
    <style:style style:name="T6" style:family="text">
      <style:text-properties style:font-name="Liberation Mono" fo:font-size="10pt" officeooo:rsid="001dd558" style:font-name-asian="DejaVu Sans Mono" style:font-size-asian="10pt" style:font-name-complex="Liberation Mono" style:font-size-complex="10pt"/>
    </style:style>
    <style:style style:name="T7" style:family="text">
      <style:text-properties style:font-name="Liberation Mono" fo:font-size="10pt" officeooo:rsid="0022583e" style:font-name-asian="DejaVu Sans Mono" style:font-size-asian="10pt" style:font-name-complex="Liberation Mono" style:font-size-complex="10pt"/>
    </style:style>
    <style:style style:name="T8" style:family="text">
      <style:text-properties style:font-name="Liberation Mono" fo:font-size="10pt" officeooo:rsid="002770c6" style:font-name-asian="DejaVu Sans Mono" style:font-size-asian="10pt" style:font-name-complex="Liberation Mono" style:font-size-complex="10pt"/>
    </style:style>
    <style:style style:name="T9" style:family="text">
      <style:text-properties style:font-name="Liberation Mono" fo:font-size="10pt" officeooo:rsid="00282b15" style:font-name-asian="DejaVu Sans Mono" style:font-size-asian="10pt" style:font-name-complex="Liberation Mono" style:font-size-complex="10pt"/>
    </style:style>
    <style:style style:name="T10" style:family="text">
      <style:text-properties style:font-name="Liberation Mono" fo:font-size="10pt" officeooo:rsid="002e5ebe" style:font-name-asian="DejaVu Sans Mono" style:font-size-asian="10pt" style:font-name-complex="Liberation Mono" style:font-size-complex="10pt"/>
    </style:style>
    <style:style style:name="T11" style:family="text">
      <style:text-properties style:font-name="Liberation Mono" fo:font-size="10pt" fo:font-style="normal" style:font-name-asian="DejaVu Sans Mono" style:font-size-asian="10pt" style:font-style-asian="normal" style:font-name-complex="Liberation Mono" style:font-size-complex="10pt" style:font-style-complex="normal"/>
    </style:style>
    <style:style style:name="T12" style:family="text">
      <style:text-properties fo:font-style="italic" style:font-style-asian="italic" style:font-style-complex="italic"/>
    </style:style>
    <style:style style:name="T13" style:family="text">
      <style:text-properties fo:font-style="italic" officeooo:rsid="002a3718"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100b6d"/>
    </style:style>
    <style:style style:name="T16" style:family="text">
      <style:text-properties fo:font-weight="bold" style:font-weight-asian="bold" style:font-weight-complex="bold"/>
    </style:style>
    <style:style style:name="T17" style:family="text">
      <style:text-properties fo:font-weight="bold" officeooo:rsid="00100b6d" style:font-weight-asian="bold" style:font-weight-complex="bold"/>
    </style:style>
    <style:style style:name="T18" style:family="text">
      <style:text-properties fo:font-weight="bold" officeooo:rsid="00179e73"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00b6d" style:font-weight-asian="normal" style:font-weight-complex="normal"/>
    </style:style>
    <style:style style:name="T21" style:family="text">
      <style:text-properties fo:font-weight="normal" officeooo:rsid="00179e73" style:font-weight-asian="normal" style:font-weight-complex="normal"/>
    </style:style>
    <style:style style:name="T22" style:family="text">
      <style:text-properties fo:color="#000000" style:font-name="Ubuntu Mono" fo:font-size="10.5pt" fo:font-style="normal" fo:font-weight="normal" style:font-size-asian="10.5pt" style:font-style-asian="normal" style:font-weight-asian="normal"/>
    </style:style>
    <style:style style:name="T23" style:family="text">
      <style:text-properties fo:color="#000000" style:font-name="Ubuntu Mono" fo:font-size="10.5pt" fo:font-style="normal" fo:font-weight="normal" officeooo:rsid="002a3718" style:font-size-asian="10.5pt" style:font-style-asian="normal" style:font-weight-asian="normal"/>
    </style:style>
    <style:style style:name="T24" style:family="text">
      <style:text-properties fo:color="#000000" style:font-name="Ubuntu Mono" fo:font-size="10.5pt" fo:font-style="normal" fo:font-weight="normal" officeooo:rsid="0028df96" style:font-size-asian="10.5pt" style:font-style-asian="normal" style:font-weight-asian="normal"/>
    </style:style>
    <style:style style:name="T25" style:family="text">
      <style:text-properties fo:color="#000000" style:font-name="Ubuntu Mono" fo:font-size="10.5pt" fo:font-style="normal" fo:font-weight="normal" officeooo:rsid="002ba7cd" style:font-size-asian="10.5pt" style:font-style-asian="normal" style:font-weight-asian="normal"/>
    </style:style>
    <style:style style:name="T26" style:family="text">
      <style:text-properties fo:color="#000000" style:font-name="Ubuntu Mono" fo:font-size="10.5pt" fo:font-style="normal" fo:font-weight="normal" officeooo:rsid="002ba7cd" style:font-size-asian="10.5pt" style:font-style-asian="normal" style:font-weight-asian="normal" style:font-style-complex="normal"/>
    </style:style>
    <style:style style:name="T27" style:family="text">
      <style:text-properties fo:color="#000000" style:font-name="Ubuntu Mono" fo:font-size="10.5pt" fo:font-style="normal" fo:font-weight="normal" officeooo:rsid="002c0a86" style:font-size-asian="10.5pt" style:font-style-asian="normal" style:font-weight-asian="normal"/>
    </style:style>
    <style:style style:name="T28" style:family="text">
      <style:text-properties fo:color="#000000" style:font-name="Ubuntu Mono" fo:font-size="10.5pt" fo:font-style="normal" fo:font-weight="normal" officeooo:rsid="002c9ec5" style:font-size-asian="10.5pt" style:font-style-asian="normal" style:font-weight-asian="normal"/>
    </style:style>
    <style:style style:name="T29" style:family="text">
      <style:text-properties fo:color="#000000" style:font-name="Ubuntu Mono" fo:font-size="10.5pt" fo:font-style="normal" fo:font-weight="normal" officeooo:rsid="002e5ebe" style:font-size-asian="10.5pt" style:font-style-asian="normal" style:font-weight-asian="normal"/>
    </style:style>
    <style:style style:name="T30" style:family="text">
      <style:text-properties fo:color="#000000" fo:font-style="normal" fo:font-weight="normal" style:font-style-asian="normal" style:font-weight-asian="normal"/>
    </style:style>
    <style:style style:name="T31" style:family="text">
      <style:text-properties officeooo:rsid="001484a3"/>
    </style:style>
    <style:style style:name="T32" style:family="text">
      <style:text-properties officeooo:rsid="00167518"/>
    </style:style>
    <style:style style:name="T33" style:family="text">
      <style:text-properties officeooo:rsid="00169429"/>
    </style:style>
    <style:style style:name="T34" style:family="text">
      <style:text-properties officeooo:rsid="0016cf74"/>
    </style:style>
    <style:style style:name="T35" style:family="text">
      <style:text-properties officeooo:rsid="00179e73"/>
    </style:style>
    <style:style style:name="T36" style:family="text">
      <style:text-properties officeooo:rsid="00181c13"/>
    </style:style>
    <style:style style:name="T37" style:family="text">
      <style:text-properties officeooo:rsid="001af3e5"/>
    </style:style>
    <style:style style:name="T38" style:family="text">
      <style:text-properties fo:font-style="normal" style:font-style-asian="normal" style:font-style-complex="normal"/>
    </style:style>
    <style:style style:name="T39" style:family="text">
      <style:text-properties fo:font-style="normal" officeooo:rsid="001d9dc4" style:font-style-asian="normal" style:font-style-complex="normal"/>
    </style:style>
    <style:style style:name="T40" style:family="text">
      <style:text-properties fo:font-style="normal" officeooo:rsid="00271ff4" style:font-style-asian="normal" style:font-style-complex="normal"/>
    </style:style>
    <style:style style:name="T41" style:family="text">
      <style:text-properties fo:font-style="normal" officeooo:rsid="002ba7cd" style:font-style-asian="normal" style:font-style-complex="normal"/>
    </style:style>
    <style:style style:name="T42" style:family="text">
      <style:text-properties fo:font-style="normal" officeooo:rsid="002a3718" style:font-style-asian="normal" style:font-style-complex="normal"/>
    </style:style>
    <style:style style:name="T43" style:family="text">
      <style:text-properties fo:font-style="normal" officeooo:rsid="002c9ec5"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1ba2e4" style:font-style-asian="normal" style:font-weight-asian="normal" style:font-style-complex="normal" style:font-weight-complex="normal"/>
    </style:style>
    <style:style style:name="T46" style:family="text">
      <style:text-properties fo:font-style="normal" fo:font-weight="normal" officeooo:rsid="001af3e5" style:font-style-asian="normal" style:font-weight-asian="normal" style:font-style-complex="normal" style:font-weight-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bold" officeooo:rsid="001af3e5" style:font-style-asian="normal" style:font-weight-asian="bold" style:font-style-complex="normal" style:font-weight-complex="bold"/>
    </style:style>
    <style:style style:name="T49" style:family="text">
      <style:text-properties officeooo:rsid="001ba2e4"/>
    </style:style>
    <style:style style:name="T50" style:family="text">
      <style:text-properties style:font-name="Liberation Mono" fo:font-size="10pt" style:font-size-asian="10pt" style:font-size-complex="10pt"/>
    </style:style>
    <style:style style:name="T51" style:family="text">
      <style:text-properties style:font-name="Liberation Mono" fo:font-size="10pt" officeooo:rsid="001d9dc4" style:font-size-asian="10pt" style:font-size-complex="10pt"/>
    </style:style>
    <style:style style:name="T52" style:family="text">
      <style:text-properties style:font-name="Liberation Mono" fo:font-size="10pt" fo:font-style="italic" style:font-size-asian="10pt" style:font-style-asian="italic" style:font-size-complex="10pt" style:font-style-complex="italic"/>
    </style:style>
    <style:style style:name="T53" style:family="text">
      <style:text-properties style:font-name="Liberation Mono" fo:font-size="10pt" fo:font-style="italic" officeooo:rsid="001d9dc4" style:font-size-asian="10pt" style:font-style-asian="italic" style:font-size-complex="10pt" style:font-style-complex="italic"/>
    </style:style>
    <style:style style:name="T54" style:family="text">
      <style:text-properties style:font-name="Liberation Mono" fo:font-size="10pt" fo:font-style="normal" style:font-size-asian="10pt" style:font-style-asian="normal" style:font-size-complex="10pt" style:font-style-complex="normal"/>
    </style:style>
    <style:style style:name="T55" style:family="text">
      <style:text-properties style:font-name="Liberation Mono" fo:font-size="10pt" fo:font-style="normal" officeooo:rsid="001d9dc4" style:font-size-asian="10pt" style:font-style-asian="normal" style:font-size-complex="10pt" style:font-style-complex="normal"/>
    </style:style>
    <style:style style:name="T56" style:family="text">
      <style:text-properties style:font-name="Liberation Mono" fo:font-size="10pt" fo:font-style="normal" officeooo:rsid="00271ff4" style:font-size-asian="10pt" style:font-style-asian="normal" style:font-size-complex="10pt" style:font-style-complex="normal"/>
    </style:style>
    <style:style style:name="T57" style:family="text">
      <style:text-properties style:font-name="Liberation Mono" fo:font-size="10pt" fo:font-weight="normal" style:font-size-asian="10pt" style:font-weight-asian="normal" style:font-size-complex="10pt" style:font-weight-complex="normal"/>
    </style:style>
    <style:style style:name="T58" style:family="text">
      <style:text-properties officeooo:rsid="001c9e59"/>
    </style:style>
    <style:style style:name="T59" style:family="text">
      <style:text-properties officeooo:rsid="001d9dc4"/>
    </style:style>
    <style:style style:name="T60" style:family="text">
      <style:text-properties officeooo:rsid="001dd558"/>
    </style:style>
    <style:style style:name="T61" style:family="text">
      <style:text-properties officeooo:rsid="002103ca"/>
    </style:style>
    <style:style style:name="T62" style:family="text">
      <style:text-properties officeooo:rsid="0022583e"/>
    </style:style>
    <style:style style:name="T63" style:family="text">
      <style:text-properties officeooo:rsid="0026f949"/>
    </style:style>
    <style:style style:name="T64" style:family="text">
      <style:text-properties officeooo:rsid="002a3718"/>
    </style:style>
    <style:style style:name="T65" style:family="text">
      <style:text-properties officeooo:rsid="002ba7cd"/>
    </style:style>
    <style:style style:name="T66" style:family="text">
      <style:text-properties officeooo:rsid="002c0a86"/>
    </style:style>
    <style:style style:name="T67" style:family="text">
      <style:text-properties officeooo:rsid="002c8e03"/>
    </style:style>
    <style:style style:name="T68" style:family="text">
      <style:text-properties officeooo:rsid="002c9ec5"/>
    </style:style>
    <style:style style:name="T69" style:family="text">
      <style:text-properties officeooo:rsid="002e5eb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ken handler configuration</text:p>
      <text:h text:style-name="P8" text:outline-level="1">Introduction</text:h>
      <text:p text:style-name="P62">OA4MP supports configuration of token handlers. These will create various types of tokens, <text:span text:style-name="T1">id, access, refresh </text:span><text:span text:style-name="T15">and in various flavors too, such as WLCG access tokens</text:span><text:span text:style-name="T1">. <text:s/></text:span></text:p>
      <text:h text:style-name="P13" text:outline-level="2">Do you need one?</text:h>
      <text:p text:style-name="P77">These handlers add functionality and support for various enhancements. If you did not configure any other them, you would still get basic function. <text:s/>An id token will be generated and access and refresh tokens as well. <text:span text:style-name="T63">The id token is always a JWT, but t</text:span>o get JWTs for the <text:span text:style-name="T63">other </text:span>tokens, you need a handler to tell it which format and what basic information to put in. If you need to extend it, then QDL, the policy language for OA4MP can be used to do pretty much anything you need. </text:p>
      <text:h text:style-name="Heading_20_2" text:outline-level="2">Where do these live?</text:h>
      <text:p text:style-name="P63"><text:span text:style-name="T15">These are the contents of the </text:span><text:span text:style-name="T17">cfg </text:span><text:span text:style-name="T20">attribute in the client configuration. The contents are JSON, but the command line interface for client management accepts HOCON (which is a simplified superset of JSON and intended to be human-friendly). <text:s/></text:span></text:p>
      <text:h text:style-name="Heading_20_1" text:outline-level="1">Format</text:h>
      <text:p text:style-name="P3">{"<text:span text:style-name="T4">tokens</text:span>" : </text:p>
      <text:p text:style-name="P3"><text:s text:c="3"/><text:span text:style-name="T4">HANDLER+ </text:span>// <text:span text:style-name="T2">Either a block or array of blocks</text:span></text:p>
      <text:p text:style-name="P3"><text:s text:c="3"/><text:span text:style-name="T3">}</text:span></text:p>
      <text:p text:style-name="P3"/>
      <text:p text:style-name="P4">HANDLER:</text:p>
      <text:p text:style-name="P3"><text:span text:style-name="T1"><text:s/></text:span><text:span text:style-name="T4">IDENTITY</text:span><text:span text:style-name="T1"> | </text:span><text:span text:style-name="T4">ACCESS </text:span><text:span text:style-name="T1">| </text:span><text:span text:style-name="T4">REFRESH</text:span></text:p>
      <text:p text:style-name="P4"/>
      <text:p text:style-name="P4">HANDLER:</text:p>
      <text:p text:style-name="P4">{</text:p>
      <text:p text:style-name="P3"><text:span text:style-name="T1"><text:s/>{"type":</text:span><text:span text:style-name="T4">TYPE</text:span><text:span text:style-name="T1">,</text:span></text:p>
      <text:p text:style-name="P4"><text:s text:c="2"/>QDL?</text:p>
      <text:p text:style-name="P14"><text:s text:c="2"/>"issuer":<text:span text:style-name="T12">issuer</text:span></text:p>
      <text:p text:style-name="P4"><text:s text:c="2"/>"audience": <text:span text:style-name="T12">audience</text:span></text:p>
      <text:p text:style-name="P4"><text:s text:c="2"/>"lifetime": <text:span text:style-name="T12">lifetime (seconds)</text:span></text:p>
      <text:p text:style-name="P4"><text:s text:c="2"/>"type" : <text:span text:style-name="T12">type</text:span></text:p>
      <text:p text:style-name="P4">}</text:p>
      <text:p text:style-name="P4">}</text:p>
      <text:p text:style-name="P4"/>
      <text:p text:style-name="P4"/>
      <text:p text:style-name="P4">IDENTITY : </text:p>
      <text:p text:style-name="P3">BLOCK :</text:p>
      <text:p text:style-name="P1">{</text:p>
      <text:p text:style-name="P1"><text:s text:c="2"/>CODE </text:p>
      <text:p text:style-name="P1"><text:s text:c="3"/>[, XMD]</text:p>
      <text:p text:style-name="P1"><text:s text:c="3"/>[, ARGS]</text:p>
      <text:p text:style-name="P2"><text:s text:c="2"/></text:p>
      <text:p text:style-name="P1"><text:soft-page-break/>}</text:p>
      <text:p text:style-name="P1"/>
      <text:h text:style-name="P10" text:outline-level="1">Every type</text:h>
      <text:p text:style-name="P64">The following are common to all handler configurations. </text:p>
      <table:table table:name="Table1" table:style-name="Table1">
        <table:table-column table:style-name="Table1.A"/>
        <table:table-column table:style-name="Table1.B"/>
        <table:table-column table:style-name="Table1.C"/>
        <table:table-column table:style-name="Table1.D"/>
        <table:table-row table:style-name="TableLine94654687930560">
          <table:table-cell table:style-name="Table1.A1" office:value-type="string">
            <text:p text:style-name="P51">Attribute</text:p>
          </table:table-cell>
          <table:table-cell table:style-name="Table1.A1" office:value-type="string">
            <text:p text:style-name="P51">Req?</text:p>
          </table:table-cell>
          <table:table-cell table:style-name="Table1.A1" office:value-type="string">
            <text:p text:style-name="P52">Default</text:p>
          </table:table-cell>
          <table:table-cell table:style-name="Table1.A1" office:value-type="string">
            <text:p text:style-name="P52">Description</text:p>
          </table:table-cell>
        </table:table-row>
        <table:table-row table:style-name="TableLine94654687930560">
          <table:table-cell table:style-name="Table1.A1" office:value-type="string">
            <text:p text:style-name="P45">create_ts</text:p>
          </table:table-cell>
          <table:table-cell table:style-name="Table1.A1" office:value-type="string">
            <text:p text:style-name="P47">N</text:p>
          </table:table-cell>
          <table:table-cell table:style-name="Table1.A1" office:value-type="string">
            <text:p text:style-name="P48">-</text:p>
          </table:table-cell>
          <table:table-cell table:style-name="Table1.A1" office:value-type="string">
            <text:p text:style-name="P49"><text:span text:style-name="T31">ISO 8601 format when this was created. <text:s/></text:span><text:span text:style-name="T35">Note that this is for you to help you track this configuration. </text:span></text:p>
          </table:table-cell>
        </table:table-row>
        <table:table-row table:style-name="TableLine94654687930560">
          <table:table-cell table:style-name="Table1.A1" office:value-type="string">
            <text:p text:style-name="P45">id</text:p>
          </table:table-cell>
          <table:table-cell table:style-name="Table1.A1" office:value-type="string">
            <text:p text:style-name="P47">N</text:p>
          </table:table-cell>
          <table:table-cell table:style-name="Table1.A1" office:value-type="string">
            <text:p text:style-name="P48">-</text:p>
          </table:table-cell>
          <table:table-cell table:style-name="Table1.A1" office:value-type="string">
            <text:p text:style-name="P46">An identifier or description. This is ignored by the system but allows you to name or describe this for your own reference.</text:p>
          </table:table-cell>
        </table:table-row>
        <table:table-row table:style-name="TableLine94654687930560">
          <table:table-cell table:style-name="Table1.A1" office:value-type="string">
            <text:p text:style-name="P45">lifetime</text:p>
          </table:table-cell>
          <table:table-cell table:style-name="Table1.A1" office:value-type="string">
            <text:p text:style-name="P47">N</text:p>
          </table:table-cell>
          <table:table-cell table:style-name="Table1.A1" office:value-type="string">
            <text:p text:style-name="P48">-</text:p>
          </table:table-cell>
          <table:table-cell table:style-name="Table1.A1" office:value-type="string">
            <text:p text:style-name="P46">The lifetime of the resulting token <text:span text:style-name="T16">in ms</text:span><text:span text:style-name="T19">. If this is not set, system defaults determined this. Note that server policies always are applied, so it is not possible to, for instance, have a lifetime for a token larger than the max allowed on the system.</text:span></text:p>
          </table:table-cell>
        </table:table-row>
        <table:table-row table:style-name="TableLine94654687930560">
          <table:table-cell table:style-name="Table1.A1" office:value-type="string">
            <text:p text:style-name="P47">qdl</text:p>
          </table:table-cell>
          <table:table-cell table:style-name="Table1.A1" office:value-type="string">
            <text:p text:style-name="P47">N</text:p>
          </table:table-cell>
          <table:table-cell table:style-name="Table1.A1" office:value-type="string">
            <text:p text:style-name="P48">-</text:p>
          </table:table-cell>
          <table:table-cell table:style-name="Table1.A1" office:value-type="string">
            <text:p text:style-name="P50"><text:span text:style-name="T31">Block for QDL, OA4MP’s policy language. </text:span><text:span text:style-name="T32">The client must be granted permission to run/load QDL or this is ignored. </text:span></text:p>
          </table:table-cell>
        </table:table-row>
        <table:table-row table:style-name="TableLine94654687930560">
          <table:table-cell table:style-name="Table1.A1" office:value-type="string">
            <text:p text:style-name="P45">type</text:p>
          </table:table-cell>
          <table:table-cell table:style-name="Table1.A1" office:value-type="string">
            <text:p text:style-name="P47">Y</text:p>
          </table:table-cell>
          <table:table-cell table:style-name="Table1.A1" office:value-type="string">
            <text:p text:style-name="P48">-</text:p>
          </table:table-cell>
          <table:table-cell table:style-name="Table1.A1" office:value-type="string">
            <text:p text:style-name="P50"><text:span text:style-name="T31">The actual type the tokens created. </text:span></text:p>
          </table:table-cell>
        </table:table-row>
        <table:table-row table:style-name="TableLine94654687930560">
          <table:table-cell table:style-name="Table1.A1" office:value-type="string">
            <text:p text:style-name="P45">versions</text:p>
          </table:table-cell>
          <table:table-cell table:style-name="Table1.A1" office:value-type="string">
            <text:p text:style-name="P47">N</text:p>
          </table:table-cell>
          <table:table-cell table:style-name="Table1.A1" office:value-type="string">
            <text:p text:style-name="P48">-</text:p>
          </table:table-cell>
          <table:table-cell table:style-name="Table1.A1" office:value-type="string">
            <text:p text:style-name="P50"><text:span text:style-name="T31">A list of versions for which this handler applies. </text:span><text:span text:style-name="T33">This is for the future if there are ever multiple versions since </text:span><text:span text:style-name="T34">at </text:span><text:span text:style-name="T31">this point there is only one, [“1.0”] and it may be ignored.</text:span></text:p>
          </table:table-cell>
        </table:table-row>
      </table:table>
      <text:p text:style-name="P64"/>
      <text:p text:style-name="P67"><text:span text:style-name="T35">QDL scripts may be loaded, so see </text:span><text:a xlink:type="simple" xlink:href="https://cilogon.github.io/qdl/docs/qdl_server_scripts.pdf" text:style-name="Internet_20_link" text:visited-style-name="Visited_20_Internet_20_Link"><text:span text:style-name="T35">the documentation </text:span></text:a><text:span text:style-name="T35">for what goes into the attribute.</text:span></text:p>
      <text:h text:style-name="P9" text:outline-level="1">Identity tokens</text:h>
      <text:p text:style-name="Heading">What it does</text:p>
      <text:p text:style-name="P67"><text:span text:style-name="T35">This handler is charged with the creation of the id token. The lifetime attribute determines that</text:span><text:span text:style-name="T18"> iat</text:span><text:span text:style-name="T21"> claim. The only requirement is that the type be set to </text:span><text:span text:style-name="T18">identity</text:span><text:span text:style-name="T21">. </text:span></text:p>
      <text:p text:style-name="P65">There are no attributes other than the default for the identity token handler</text:p>
      <text:p text:style-name="Heading">Do I need one?</text:p>
      <text:p text:style-name="P67"><text:span text:style-name="T35">Generally you only need to include this block if you want to set the lifetime to something specific or if you want/need other claims to be asserted, which can be done only in QDL, either as a code block (set the claims directly) or as a script. Again, see the documentation for QDL cited above which has several examples. </text:span></text:p>
      <text:p text:style-name="P6">E.g.</text:p>
      <text:p text:style-name="P65">Here is a complete configuration that only uses the id token</text:p>
      <text:p text:style-name="P27">tokens{<text:line-break/> identity{<text:line-break/> <text:s text:c="3"/>type=identity</text:p>
      <text:p text:style-name="P27"><text:soft-page-break/><text:s text:c="4"/>lifetime = 3600000<text:line-break/> <text:s text:c="3"/>} //end identity token<text:line-break/> <text:s/>} //end tokens</text:p>
      <text:p text:style-name="P25"><text:span text:style-name="T22"/></text:p>
      <text:p text:style-name="P28"><text:span text:style-name="T35">In this case, the lifetime is set to 3600 seconds. All of the standard accounting claims will be added, such as </text:span><text:span text:style-name="T18">nbf</text:span><text:span text:style-name="T21">, </text:span><text:span text:style-name="T18">iat</text:span><text:span text:style-name="T21">, </text:span><text:span text:style-name="T18">exp</text:span><text:span text:style-name="T21"> etc. You cannot add custom claims here. Use QDL for that.</text:span></text:p>
      <text:p text:style-name="P29"/>
      <text:p text:style-name="Heading">E.g. <text:span text:style-name="T35">Invoking QDL</text:span></text:p>
      <text:p text:style-name="P27">tokens{<text:line-break/> identity{<text:line-break/> <text:s text:c="3"/>type=identity</text:p>
      <text:p text:style-name="P27"><text:s text:c="4"/>lifetime = 3600000<text:line-break/> <text:s text:c="3"/>qdl{<text:line-break/> <text:s text:c="7"/>load="fnal/fnal-idtoken.qdl"<text:line-break/> <text:s text:c="7"/>xmd={exec_phase="post_token"}<text:line-break/> <text:s text:c="5"/>}// end qdl<text:line-break/> <text:s text:c="3"/>} //end identity token<text:line-break/> <text:s/>} //end tokens</text:p>
      <text:p text:style-name="Standard"/>
      <text:p text:style-name="P29">In this case, a QDL script is invoked in the post_token execution phase. </text:p>
      <text:p text:style-name="P25"/>
      <text:h text:style-name="Heading_20_1" text:outline-level="1">Access Tokens</text:h>
      <text:p text:style-name="Heading">What it does</text:p>
      <text:p text:style-name="P66">If this handler is present, then a corresponding JWT is created for the access token. If this handler is missing, the default token (which is simply an opaque string) will be used <text:span text:style-name="T36">with all server defaults</text:span>.</text:p>
      <text:p text:style-name="P7"><text:span text:style-name="T36">Specific attributes</text:span></text:p>
      <text:p text:style-name="P68">The following are specific to all access token handlers</text:p>
      <table:table table:name="Table2" table:style-name="Table2">
        <table:table-column table:style-name="Table2.A"/>
        <table:table-column table:style-name="Table2.B"/>
        <table:table-column table:style-name="Table2.C"/>
        <table:table-column table:style-name="Table2.D"/>
        <table:table-row table:style-name="TableLine94654660411584">
          <table:table-cell table:style-name="Table2.A1" office:value-type="string">
            <text:p text:style-name="P56">Attribute</text:p>
          </table:table-cell>
          <table:table-cell table:style-name="Table2.A1" office:value-type="string">
            <text:p text:style-name="P56">Req?</text:p>
          </table:table-cell>
          <table:table-cell table:style-name="Table2.A1" office:value-type="string">
            <text:p text:style-name="P56">Default</text:p>
          </table:table-cell>
          <table:table-cell table:style-name="Table2.A1" office:value-type="string">
            <text:p text:style-name="P56">Description</text:p>
          </table:table-cell>
        </table:table-row>
        <table:table-row table:style-name="TableLine94654660411584">
          <table:table-cell table:style-name="Table2.A1" office:value-type="string">
            <text:p text:style-name="P56">audience</text:p>
          </table:table-cell>
          <table:table-cell table:style-name="Table2.A1" office:value-type="string">
            <text:p text:style-name="P48">-</text:p>
          </table:table-cell>
          <table:table-cell table:style-name="Table2.A1" office:value-type="string">
            <text:p text:style-name="P48">-</text:p>
          </table:table-cell>
          <table:table-cell table:style-name="Table2.A1" office:value-type="string">
            <text:p text:style-name="P55">The audience for this token. It may be a list or a single value</text:p>
          </table:table-cell>
        </table:table-row>
        <table:table-row table:style-name="TableLine94654660411584">
          <table:table-cell table:style-name="Table2.A1" office:value-type="string">
            <text:p text:style-name="P56">issuer</text:p>
          </table:table-cell>
          <table:table-cell table:style-name="Table2.A1" office:value-type="string">
            <text:p text:style-name="P48">-</text:p>
          </table:table-cell>
          <table:table-cell table:style-name="Table2.A1" office:value-type="string">
            <text:p text:style-name="P48">-</text:p>
          </table:table-cell>
          <table:table-cell table:style-name="Table2.A1" office:value-type="string">
            <text:p text:style-name="P55">The issuer for this token.</text:p>
          </table:table-cell>
        </table:table-row>
        <table:table-row table:style-name="TableLine94654660411584">
          <table:table-cell table:style-name="Table2.A1" office:value-type="string">
            <text:p text:style-name="P56">resource</text:p>
          </table:table-cell>
          <table:table-cell table:style-name="Table2.A1" office:value-type="string">
            <text:p text:style-name="P48">-</text:p>
          </table:table-cell>
          <table:table-cell table:style-name="Table2.A1" office:value-type="string">
            <text:p text:style-name="P48">-</text:p>
          </table:table-cell>
          <table:table-cell table:style-name="Table2.A1" office:value-type="string">
            <text:p text:style-name="P58">Resources for this token. Either a list or singleton</text:p>
          </table:table-cell>
        </table:table-row>
        <table:table-row table:style-name="TableLine94654660411584">
          <table:table-cell table:style-name="Table2.A1" office:value-type="string">
            <text:p text:style-name="P56">subject</text:p>
          </table:table-cell>
          <table:table-cell table:style-name="Table2.A1" office:value-type="string">
            <text:p text:style-name="P48">-</text:p>
          </table:table-cell>
          <table:table-cell table:style-name="Table2.A1" office:value-type="string">
            <text:p text:style-name="P48">-</text:p>
          </table:table-cell>
          <table:table-cell table:style-name="Table2.A1" office:value-type="string">
            <text:p text:style-name="P57">Set the subject (templates allowed <text:span text:style-name="T37">from user claims</text:span>) for the access token</text:p>
          </table:table-cell>
        </table:table-row>
        <table:table-row table:style-name="Table2.6">
          <table:table-cell table:style-name="Table2.A1" office:value-type="string">
            <text:p text:style-name="P56">templates</text:p>
          </table:table-cell>
          <table:table-cell table:style-name="Table2.A1" office:value-type="string">
            <text:p text:style-name="P48">-</text:p>
          </table:table-cell>
          <table:table-cell table:style-name="Table2.A1" office:value-type="string">
            <text:p text:style-name="P48">-</text:p>
          </table:table-cell>
          <table:table-cell table:style-name="Table2.A1" office:value-type="string">
            <text:p text:style-name="P57">Templates to be used to resolve scope requests.</text:p>
          </table:table-cell>
        </table:table-row>
      </table:table>
      <text:p text:style-name="P68"/>
      <text:p text:style-name="P69">Supported token types: <text:span text:style-name="T44">default, sci_token, wlcg</text:span></text:p>
      <text:p text:style-name="P70"><text:span text:style-name="T46">No type defaults to </text:span><text:span text:style-name="T48">default</text:span><text:span text:style-name="T46">. </text:span><text:span text:style-name="T45">That is a generic access token (signed JWT) with only basic information. For other types, refer to the specifications for them to see how the basic token is created.</text:span></text:p>
      <text:p text:style-name="P7"><text:soft-page-break/><text:span text:style-name="T37">Example of just an access token</text:span> </text:p>
      <text:p text:style-name="P5">tokens{<text:line-break/> <text:s text:c="3"/>access{<text:line-break/> <text:s text:c="6"/>type=wlcg<text:line-break/> <text:s text:c="6"/>issuer="https:cilogon.org"<text:line-break/> <text:s text:c="6"/>audience="https://wlcg.cern.ch/jwt/v1/any"<text:line-break/> <text:s text:c="6"/>lifetime=3600000<text:line-break/> <text:s text:c="3"/>} // end access token<text:line-break/> <text:s/>} //end tokens</text:p>
      <text:p text:style-name="P5"/>
      <text:h text:style-name="Heading_20_2" text:outline-level="2">Templates</text:h>
      <text:p text:style-name="P71">A template is a pattern used to create a scope. These are aggregated by audience, so for a given audience, a set of templates is available. The basic structure is </text:p>
      <text:p text:style-name="Preformatted_20_Text">“<text:span text:style-name="T49">templates”: [TEMPLATE+]</text:span></text:p>
      <text:p text:style-name="Preformatted_20_Text"/>
      <text:p text:style-name="P16">TEMPLATE:</text:p>
      <text:p text:style-name="P16">{“aud”:AUDIENCE, “paths”:[PATH+]}</text:p>
      <text:p text:style-name="P16"/>
      <text:p text:style-name="P16">PATH:</text:p>
      <text:p text:style-name="P16">{“op”:operation, “path”: path}</text:p>
      <text:p text:style-name="P16"/>
      <text:p text:style-name="P71">The <text:s/><text:span text:style-name="T50">path</text:span> is a oath to e.g. a file or other resource. Note that claims may be accessed using template notation, to wit <text:span text:style-name="T50">${claim_name}</text:span> <text:s/>will substitute the given name. </text:p>
      <text:p text:style-name="P71">There is a very special case of templates. If the claim name is an aggregate (such as a bunch of group memberships) then the template is resolved if the </text:p>
      <text:p text:style-name="Heading">Example</text:p>
      <text:p text:style-name="Preformatted_20_Text">"templates": [ {</text:p>
      <text:p text:style-name="Preformatted_20_Text"><text:s text:c="2"/>"aud": "https://fnal.gov/serverA",</text:p>
      <text:p text:style-name="Preformatted_20_Text"><text:s text:c="2"/>"paths": <text:s text:c="2"/>[</text:p>
      <text:p text:style-name="Preformatted_20_Text"><text:s text:c="6"/>{"op": "read","path": "/home/${sub}"},</text:p>
      <text:p text:style-name="Preformatted_20_Text"><text:s text:c="6"/>{"op": "read","path": "/home/${eppn}/${sub}"}</text:p>
      <text:p text:style-name="Preformatted_20_Text"><text:s text:c="3"/>]</text:p>
      <text:p text:style-name="P17"><text:s text:c="2"/>}</text:p>
      <text:p text:style-name="P17">]</text:p>
      <text:h text:style-name="P12" text:outline-level="2">How are scopes converted to permissions?</text:h>
      <text:p text:style-name="P72"><text:span text:style-name="T58">This takes a bit of work, but in the client request, scopes may be anything as long as they are separated by spaces. So requests in the access token for </text:span><text:span text:style-name="T59">reading a location </text:span><text:span text:style-name="T58">like </text:span><text:span text:style-name="T53">/</text:span><text:span text:style-name="T55">home/public/ncsa_</text:span><text:span text:style-name="T56">all</text:span><text:span text:style-name="T55">/bob</text:span><text:span text:style-name="T39"> <text:s/>for a given resource would come through in a scope as </text:span></text:p>
      <text:p text:style-name="Preformatted_20_Text"><text:span text:style-name="T38">openid profile read:</text:span><text:span text:style-name="T52">/</text:span><text:span text:style-name="T54">home/public/ncsa_</text:span><text:span text:style-name="T55">all</text:span><text:span text:style-name="T38">/</text:span><text:span text:style-name="T39">bob ... </text:span><text:span text:style-name="T40">other scopes</text:span><text:span text:style-name="T39"><text:line-break/></text:span></text:p>
      <text:p text:style-name="P74"><text:span text:style-name="T39">for a resource of</text:span></text:p>
      <text:p text:style-name="P18"><text:span text:style-name="T38">https://</text:span><text:span text:style-name="T11">ncsa</text:span><text:span text:style-name="T38">.</text:span><text:span text:style-name="T11">illinois.edu</text:span><text:span text:style-name="T38">/</text:span><text:span text:style-name="T11">access</text:span></text:p>
      <text:p text:style-name="P18"><text:span text:style-name="T11"/></text:p>
      <text:p text:style-name="P73"><text:span text:style-name="T38">In the configuration, a typical template might be </text:span></text:p>
      <text:p text:style-name="Preformatted_20_Text"><text:soft-page-break/>"templates": [ {</text:p>
      <text:p text:style-name="Preformatted_20_Text"><text:s text:c="2"/>"aud": "https://<text:span text:style-name="T5">ncsa</text:span>.<text:span text:style-name="T5">illinois.edu</text:span>/<text:span text:style-name="T5">access</text:span>",</text:p>
      <text:p text:style-name="Preformatted_20_Text"><text:s text:c="2"/>"paths": <text:s text:c="2"/>[</text:p>
      <text:p text:style-name="Preformatted_20_Text"><text:s text:c="6"/>{"op": "read","path": "/home/${<text:span text:style-name="T5">isMemberOf</text:span>}/<text:span text:style-name="T59">${</text:span><text:span text:style-name="T6">sub</text:span><text:span text:style-name="T59">}</text:span>"}</text:p>
      <text:p text:style-name="Preformatted_20_Text"><text:s text:c="3"/>]</text:p>
      <text:p text:style-name="Preformatted_20_Text"><text:s text:c="2"/>}</text:p>
      <text:p text:style-name="Preformatted_20_Text">]</text:p>
      <text:p text:style-name="Text_20_body"/>
      <text:p text:style-name="P74"><text:span text:style-name="T61">First, the audience is </text:span><text:span text:style-name="T62">use to </text:span><text:span text:style-name="T61">ch</text:span><text:span text:style-name="T62">e</text:span><text:span text:style-name="T61">ck what templates are there. Then the operation (before the colon) is found. There may be multiple templates for an operation. Now that a template has been found, </text:span><text:span text:style-name="T59">the requested scope with have two matches done on it based on user claims. </text:span><text:span text:style-name="T51">isMemberOf</text:span><text:span text:style-name="T59"> is normally a list of groups. As long as the person is in the group </text:span><text:span text:style-name="T51">ncsa_all</text:span><text:span text:style-name="T59"> and has </text:span><text:span text:style-name="T60">subject</text:span><text:span text:style-name="T59"> </text:span><text:span text:style-name="T51">bob</text:span><text:span text:style-name="T59"> then the template matches the given scope and will be asserted. <text:s/>Any standard claim could be used. </text:span></text:p>
      <text:p text:style-name="P75">Note that you do need an audience for your template in the configuration. If there is a single audience for your client though, you do not have to request it explicitly. If there are multiple audiences though and none is specified, an error is raised.</text:p>
      <text:h text:style-name="Heading_20_3" text:outline-level="3">Edge case: no path <text:span text:style-name="T62">in the template</text:span></text:h>
      <text:p text:style-name="P76">What if you wanted to request a scopes like the following?</text:p>
      <text:p text:style-name="Preformatted_20_Text">compute.execute compute.cancel</text:p>
      <text:p text:style-name="P76"/>
      <text:p text:style-name="P76">In this case, there is not resource path. In that case just use a template like</text:p>
      <text:p text:style-name="P20">"templates": [ {</text:p>
      <text:p text:style-name="P20"><text:s text:c="2"/>"aud": "https://<text:span text:style-name="T5">ncsa</text:span>.<text:span text:style-name="T5">illinois.edu</text:span>/<text:span text:style-name="T5">access</text:span>",</text:p>
      <text:p text:style-name="P20"><text:s text:c="2"/>"paths": <text:s text:c="2"/>[</text:p>
      <text:p text:style-name="P20"><text:s text:c="6"/>{"op": "<text:span text:style-name="T7">compute.path</text:span>"},</text:p>
      <text:p text:style-name="P20"><text:s text:c="6"/>{"op": "<text:span text:style-name="T7">compute.cancel</text:span>"}</text:p>
      <text:p text:style-name="P20"><text:s text:c="3"/>]</text:p>
      <text:p text:style-name="P20"><text:s text:c="2"/>}</text:p>
      <text:p text:style-name="P19">]</text:p>
      <text:p text:style-name="P76"/>
      <text:p text:style-name="Preformatted_20_Text"/>
      <text:h text:style-name="P11" text:outline-level="1">The refresh token handler</text:h>
      <text:p text:style-name="P78">Refresh tokens may also be issued as JWTs. </text:p>
      <text:p text:style-name="P78"><text:span text:style-name="T14">type:</text:span><text:span text:style-name="T44"> </text:span><text:span text:style-name="T47">default</text:span> </text:p>
      <text:p text:style-name="P78">There is only the default handler at this point. Note that refresh tokens a <text:span text:style-name="T12">not </text:span><text:span text:style-name="T38">signed. There is simply the header and payload. This seems to be the standard that is most widely used. </text:span></text:p>
      <text:p text:style-name="Preformatted_20_Text"><text:s text:c="2"/>"refresh": <text:s/>{</text:p>
      <text:p text:style-name="Preformatted_20_Text"><text:s text:c="5"/>"audience": "https://wlcg.cern.ch/jwt/refresh",</text:p>
      <text:p text:style-name="Preformatted_20_Text"><text:s text:c="5"/>"issuer": "https://refresh.cilogon.org",</text:p>
      <text:p text:style-name="Preformatted_20_Text"><text:s text:c="5"/>"lifetime": 3600000,</text:p>
      <text:p text:style-name="Preformatted_20_Text"><text:s text:c="5"/>"type": "<text:span text:style-name="T8">default</text:span>"</text:p>
      <text:p text:style-name="Preformatted_20_Text"><text:s text:c="4"/>}</text:p>
      <text:p text:style-name="Preformatted_20_Text"><text:soft-page-break/><text:s text:c="3"/>}}</text:p>
      <text:p text:style-name="Preformatted_20_Text"/>
      <text:h text:style-name="Heading_20_1" text:outline-level="1">A full example</text:h>
      <text:p text:style-name="Heading">On scopes</text:p>
      <text:p text:style-name="P85"><text:span text:style-name="T68">Some terminology needs to be centralized here relating to scopes. This is probably the most over-used word in OAuth. </text:span><text:span text:style-name="T69">In requests, scopes are actually requests for specific claims in various tokens. In tokens, scope refers to assertions of permissions (in access tokens) or meta data (such as the user’s eppn in the id token). </text:span><text:span text:style-name="T68">I propose they replace it with “kitchen-sink”. </text:span><text:span text:style-name="T69"><text:s/></text:span><text:span text:style-name="T68">In any case there are two broad types:</text:span></text:p>
      <text:p text:style-name="P82">uri-scopes: Scopes of the form <text:span text:style-name="T16">scheme : path</text:span><text:span text:style-name="T19">. E.g. </text:span><text:span text:style-name="T57">storage.create:/home/users/bob</text:span></text:p>
      <text:p text:style-name="P82">non-uri-scopes: Scopes without a path. E.g. <text:s/><text:span text:style-name="T57">compute.create</text:span></text:p>
      <text:p text:style-name="P83"><text:span text:style-name="T68">Uri-scopes then are further broken down relative to another <text:s/></text:span><text:span text:style-name="T69">as </text:span><text:span text:style-name="T64">super-scopes and sub-scopes:</text:span></text:p>
      <text:p text:style-name="P32">scope = <text:span text:style-name="T22">read:/home/jeff</text:span></text:p>
      <text:p text:style-name="P34">superscope = <text:span text:style-name="T23">read:</text:span> or<text:span text:style-name="T23"> read:/home</text:span></text:p>
      <text:p text:style-name="P34">subscope = <text:span text:style-name="T23">read:/home/jeff/other_stuff</text:span></text:p>
      <text:p text:style-name="P34"/>
      <text:p text:style-name="P32">Many people also refer to subscopes as <text:span text:style-name="T12">scope reduction</text:span><text:span text:style-name="T38">. <text:s/>They do not have a good term for superscopes, so ours is a bit more accurate and we use it here.</text:span></text:p>
      <text:p text:style-name="P32"><text:span text:style-name="T38"/></text:p>
      <text:p text:style-name="Heading">This is an example from the test server that has a handler for each type.</text:p>
      <text:p text:style-name="P84">The templates are intended to be small so that it is easy to see what is happening. Most real world examples of scopes tend to get very long. </text:p>
      <text:p text:style-name="P84"/>
      <text:p text:style-name="P22">{"tokens": {</text:p>
      <text:p text:style-name="P22"><text:s text:c="3"/>"access": <text:s/>{</text:p>
      <text:p text:style-name="P22"><text:s text:c="6"/>"audience": "https://wlcg.cern.ch/jwt/v1/access",</text:p>
      <text:p text:style-name="P22"><text:s text:c="6"/>"issuer": "https://access.cilogon.org",</text:p>
      <text:p text:style-name="P22"><text:s text:c="6"/>"lifetime": 750019,</text:p>
      <text:p text:style-name="P22"><text:s text:c="6"/>"templates": [ <text:s/></text:p>
      <text:p text:style-name="P22"><text:s text:c="9"/>{"aud": "https://wlcg.cern.ch/jwt/v1/access",</text:p>
      <text:p text:style-name="P22"><text:s text:c="10"/>"paths":[</text:p>
      <text:p text:style-name="P22"><text:s text:c="12"/>{"op": "read","path": "/home/${sub}"},</text:p>
      <text:p text:style-name="P24"><text:s text:c="12"/>{"op": "read","path": "/<text:span text:style-name="T10">public</text:span>/<text:span text:style-name="T69">lsst/</text:span>${sub}"},</text:p>
      <text:p text:style-name="P24"><text:s text:c="12"/>{"op": "x.y","path": "/abc/def"},</text:p>
      <text:p text:style-name="P22"><text:s text:c="12"/>{"op": "x.z"},</text:p>
      <text:p text:style-name="P22"><text:s text:c="12"/>{"op": "write","path": "/data/cluster"}</text:p>
      <text:p text:style-name="P22"><text:s text:c="11"/>]</text:p>
      <text:p text:style-name="P22"><text:s text:c="9"/>}],</text:p>
      <text:p text:style-name="P22"><text:s text:c="6"/>"type": "wlcg"</text:p>
      <text:p text:style-name="P22"><text:s text:c="4"/>},</text:p>
      <text:p text:style-name="P23"><text:s text:c="4"/>"identity": {</text:p>
      <text:p text:style-name="P23"><text:s text:c="7"/>"type": "identity"</text:p>
      <text:p text:style-name="P23"><text:s text:c="7"/>"lifetime": <text:span text:style-name="T9">2400000</text:span>,</text:p>
      <text:p text:style-name="P23"><text:soft-page-break/><text:s text:c="4"/>},</text:p>
      <text:p text:style-name="P22"><text:s text:c="4"/>"refresh": <text:s/>{</text:p>
      <text:p text:style-name="P22"><text:s text:c="6"/>"audience": "https://wlcg.cern.ch/jwt/refresh",</text:p>
      <text:p text:style-name="P22"><text:s text:c="6"/>"issuer": "https://refresh.cilogon.org",</text:p>
      <text:p text:style-name="P22"><text:s text:c="6"/>"lifetime": 3600000,</text:p>
      <text:p text:style-name="P22"><text:s text:c="6"/>"type": "<text:span text:style-name="T8">default</text:span>"</text:p>
      <text:p text:style-name="P22"><text:s text:c="4"/>}</text:p>
      <text:p text:style-name="P22"><text:s text:c="3"/>}}</text:p>
      <text:p text:style-name="Text_20_body">Here is <text:span text:style-name="T64">table of inputs (requested scopes) and outputs (returned scopes) for the above configuration. E in the table below refers to the endpoint used. </text:span></text:p>
      <text:p text:style-name="P79">T = token endpoint</text:p>
      <text:p text:style-name="P79">R = refresh endpoint</text:p>
      <text:p text:style-name="P79">TX = token exchange endpoint.</text:p>
      <text:p text:style-name="P80">Scopes are space-delimited. To make this all readable, each scope is on a separate line in the table below and to rows are the correspondences between request and response.</text:p>
      <text:p text:style-name="P21"/>
      <table:table table:name="Table3" table:style-name="Table3">
        <table:table-column table:style-name="Table3.A"/>
        <table:table-column table:style-name="Table3.B"/>
        <table:table-column table:style-name="Table3.C"/>
        <table:table-column table:style-name="Table3.D"/>
        <table:table-row table:style-name="TableLine94654655865504">
          <table:table-cell table:style-name="Table3.A1" office:value-type="string">
            <text:p text:style-name="P53">#</text:p>
          </table:table-cell>
          <table:table-cell table:style-name="Table3.A1" office:value-type="string">
            <text:p text:style-name="P54">requested scopes</text:p>
          </table:table-cell>
          <table:table-cell table:style-name="Table3.A1" office:value-type="string">
            <text:p text:style-name="P54">E</text:p>
          </table:table-cell>
          <table:table-cell table:style-name="Table3.A1" office:value-type="string">
            <text:p text:style-name="P54">returned scopes</text:p>
          </table:table-cell>
        </table:table-row>
        <table:table-row table:style-name="TableLine94654655865504">
          <table:table-cell table:style-name="Table3.A1" office:value-type="string">
            <text:p text:style-name="P41">1</text:p>
          </table:table-cell>
          <table:table-cell table:style-name="Table3.A1" office:value-type="string">
            <text:p text:style-name="P36"><text:span text:style-name="T22">read:<text:line-break/><text:line-break/>x.y: <text:line-break/>x.z <text:line-break/>write:</text:span></text:p>
          </table:table-cell>
          <table:table-cell table:style-name="Table3.A1" office:value-type="string">
            <text:p text:style-name="P38">T</text:p>
          </table:table-cell>
          <table:table-cell table:style-name="Table3.A1" office:value-type="string">
            <text:p text:style-name="P39"><text:span text:style-name="T22">read:/home/jeff <text:line-break/>read:/public/lsst/jeff<text:line-break/><text:line-break/>x.z <text:line-break/>x.y:/abc/def<text:line-break/>write:/data/cluster</text:span></text:p>
          </table:table-cell>
        </table:table-row>
        <table:table-row table:style-name="TableLine94654655865504">
          <table:table-cell table:style-name="Table3.A1" office:value-type="string">
            <text:p text:style-name="P41">2</text:p>
          </table:table-cell>
          <table:table-cell table:style-name="Table3.A1" office:value-type="string">
            <text:p text:style-name="P37"><text:span text:style-name="T22">read:/home/jeff/</text:span><text:span text:style-name="T25">data</text:span><text:span text:style-name="T22"><text:line-break/>x.y: <text:line-break/>x.z <text:line-break/>write:</text:span><text:span text:style-name="T25">data/cluster/ligo</text:span></text:p>
          </table:table-cell>
          <table:table-cell table:style-name="Table3.A1" office:value-type="string">
            <text:p text:style-name="P38">T</text:p>
          </table:table-cell>
          <table:table-cell table:style-name="Table3.A1" office:value-type="string">
            <text:p text:style-name="P40"><text:span text:style-name="T22">read:/home/jeff/</text:span><text:span text:style-name="T25">data</text:span><text:span text:style-name="T22"><text:line-break/>x.y:/</text:span><text:span text:style-name="T25">abc/def</text:span><text:span text:style-name="T22"> <text:line-break/>x.z <text:line-break/>write:</text:span><text:span text:style-name="T25">data/cluster/ligo</text:span></text:p>
          </table:table-cell>
        </table:table-row>
        <table:table-row table:style-name="TableLine94654655865504">
          <table:table-cell table:style-name="Table3.A1" office:value-type="string">
            <text:p text:style-name="P41">3</text:p>
          </table:table-cell>
          <table:table-cell table:style-name="Table3.A1" office:value-type="string">
            <text:p text:style-name="P37"><text:span text:style-name="T22">read:<text:line-break/>x.y: <text:line-break/>x.z <text:line-break/>write:</text:span></text:p>
          </table:table-cell>
          <table:table-cell table:style-name="Table3.A1" office:value-type="string">
            <text:p text:style-name="P59">R/TX</text:p>
          </table:table-cell>
          <table:table-cell table:style-name="Table3.A1" office:value-type="string">
            <text:p text:style-name="P40"><text:span text:style-name="T22"><text:line-break/><text:line-break/></text:span><text:span text:style-name="T25">x.z<text:line-break/></text:span></text:p>
          </table:table-cell>
        </table:table-row>
        <table:table-row table:style-name="TableLine94654655865504">
          <table:table-cell table:style-name="Table3.A1" office:value-type="string">
            <text:p text:style-name="P41">4</text:p>
          </table:table-cell>
          <table:table-cell table:style-name="Table3.A1" office:value-type="string">
            <text:p text:style-name="P37"><text:span text:style-name="T22">read:/home/jeff/</text:span><text:span text:style-name="T25">data</text:span><text:span text:style-name="T22"><text:line-break/>x.y: <text:line-break/>x.z <text:line-break/>write:</text:span><text:span text:style-name="T25">data/cluster/ligo</text:span></text:p>
          </table:table-cell>
          <table:table-cell table:style-name="Table3.A1" office:value-type="string">
            <text:p text:style-name="P60">R/TX</text:p>
          </table:table-cell>
          <table:table-cell table:style-name="Table3.A1" office:value-type="string">
            <text:p text:style-name="P40"><text:span text:style-name="T22">read:/home/jeff/</text:span><text:span text:style-name="T25">data<text:line-break/><text:line-break/>x.z<text:line-break/>write:data/cluster/ligo</text:span></text:p>
          </table:table-cell>
        </table:table-row>
        <table:table-row table:style-name="TableLine94654655865504">
          <table:table-cell table:style-name="Table3.A1" office:value-type="string">
            <text:p text:style-name="P41">5</text:p>
          </table:table-cell>
          <table:table-cell table:style-name="Table3.A1" office:value-type="string">
            <text:p text:style-name="P37"><text:span text:style-name="T22">read:/home/jeffy<text:line-break/>x.y:/abc/def/ghi write:/data/cluster1 <text:line-break/>x.z:/</text:span><text:span text:style-name="T28">etc/certs</text:span></text:p>
          </table:table-cell>
          <table:table-cell table:style-name="Table3.A1" office:value-type="string">
            <text:p text:style-name="P60">R/TX</text:p>
          </table:table-cell>
          <table:table-cell table:style-name="Table3.A1" office:value-type="string">
            <text:p text:style-name="P42"><text:line-break/> <text:span text:style-name="T30">x.y:/abc/def/ghi</text:span></text:p>
          </table:table-cell>
        </table:table-row>
        <table:table-row table:style-name="TableLine94654655865504">
          <table:table-cell table:style-name="Table3.A1" office:value-type="string">
            <text:p text:style-name="P43">6</text:p>
          </table:table-cell>
          <table:table-cell table:style-name="Table3.A1" office:value-type="string">
            <text:p text:style-name="P44"><text:span text:style-name="T22">read:/home/</text:span><text:span text:style-name="T29">bob</text:span></text:p>
          </table:table-cell>
          <table:table-cell table:style-name="Table3.A1" office:value-type="string">
            <text:p text:style-name="P61">T/R/TX</text:p>
          </table:table-cell>
          <table:table-cell table:style-name="Table3.A1" office:value-type="string">
            <text:p text:style-name="P35">An error, since no scopes can be asserted.</text:p>
          </table:table-cell>
        </table:table-row>
      </table:table>
      <text:p text:style-name="P30"><text:span text:style-name="T38"/></text:p>
      <text:p text:style-name="Standard"><text:span text:style-name="T41">At all times, the templates are resolved, so in the above, references to </text:span><text:span text:style-name="T26">${sub} </text:span><text:span text:style-name="T65">are replaced in all endpoints.</text:span></text:p>
      <text:p text:style-name="P31"><text:span text:style-name="T38"/></text:p>
      <text:p text:style-name="Standard"><text:span text:style-name="T64">The token endpoint will treat superscopes as requests for the corresponding scope. So in the first example, a superscope</text:span><text:span text:style-name="T69">s</text:span><text:span text:style-name="T64"> of <text:s/></text:span><text:span text:style-name="T29">read:, x.y:</text:span> <text:span text:style-name="T69">and</text:span> <text:span text:style-name="T29">w</text:span><text:span text:style-name="T24">rite: </text:span><text:span text:style-name="T69">are</text:span><text:span text:style-name="T64"> sent and the server responds with </text:span><text:span text:style-name="T69">the </text:span><text:span text:style-name="T64"><text:s/></text:span><text:span text:style-name="T24">write:/data/cluster.</text:span></text:p>
      <text:p text:style-name="Standard"/>
      <text:p text:style-name="P31">The refresh and token exchange endpoints, however, generally will not treat superscopes as requests, but will try to match. The use pattern is the initial request can query for possible scopes and refreshes and exchanges may reduce the scope. <text:span text:style-name="T65">In all endpoints, subscopes will be resolved.</text:span></text:p>
      <text:p text:style-name="P33"/>
      <text:p text:style-name="Heading"><text:soft-page-break/>Commentary</text:p>
      <text:list xml:id="list2085596075" text:style-name="L1">
        <text:list-item>
          <text:p text:style-name="P81">Only requests are made. <text:span text:style-name="T67">T</text:span>emplates are resolved and the values returned.</text:p>
        </text:list-item>
        <text:list-item>
          <text:p text:style-name="P81">Two specific subscopes are requested plus a query. </text:p>
        </text:list-item>
        <text:list-item>
          <text:p text:style-name="P81">Same request to the exchange endpoint as 1, but requests are not serviced, hence only a single scope can be asserted</text:p>
        </text:list-item>
        <text:list-item>
          <text:p text:style-name="P81">Same request as 2 to the exchange endpoint. The single query is ignored.</text:p>
        </text:list-item>
        <text:list-item>
          <text:p text:style-name="Text_20_body"><text:span text:style-name="T66">Request to the exchange endpoint with a single valid subscope. Since scopes are resolved by path, a scope of </text:span><text:span text:style-name="T27">read:/home/jeff </text:span><text:span text:style-name="T66">does not give access to </text:span><text:span text:style-name="T27">read:/home/jeffy, </text:span><text:span text:style-name="T66">but it would give access to </text:span><text:span text:style-name="T27">read:/home/jeff/y</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3:29:01.806786375</meta:creation-date>
    <dc:date>2021-07-22T09:48:52.560292785</dc:date>
    <meta:editing-duration>P22DT23H33M47S</meta:editing-duration>
    <meta:editing-cycles>17</meta:editing-cycles>
    <meta:generator>LibreOffice/6.4.7.2$Linux_X86_64 LibreOffice_project/40$Build-2</meta:generator>
    <meta:document-statistic meta:table-count="3" meta:image-count="0" meta:object-count="0" meta:page-count="8" meta:paragraph-count="248" meta:word-count="1787" meta:character-count="11504" meta:non-whitespace-character-count="9495"/>
  </office:meta>
</office:document-meta>
</file>